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G" style:family="table-column">
      <style:table-column-properties style:column-width="2.429cm" style:rel-column-width="936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Table_20_Contents">
      <style:text-properties fo:language="uk" fo:country="UA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>
      <style:text-properties fo:language="uk" fo:country="UA"/>
    </style:style>
    <style:style style:name="P7" style:family="paragraph" style:parent-style-name="Standard" style:list-style-name="L1">
      <style:text-properties fo:language="uk" fo:country="U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ий блок виконує підтримку заданої темпрератури для 8 зон, з автоматичним підігрівом.</text:p>
      <text:p text:style-name="P1"/>
      <text:p text:style-name="P1">Для реалізації необхідно:</text:p>
      <text:list xml:id="list3768160909382739377" text:style-name="L1">
        <text:list-item>
          <text:p text:style-name="P5">Arduino Nano – <text:span text:style-name="T1">1 шт;</text:span></text:p>
        </text:list-item>
        <text:list-item>
          <text:p text:style-name="P5"><text:span text:style-name="T1">Датчик температури </text:span>Dallas D18S20 – 8 <text:span text:style-name="T1">шт;</text:span></text:p>
        </text:list-item>
        <text:list-item>
          <text:p text:style-name="P7">8 канальний блок реле — 1 шт;</text:p>
        </text:list-item>
        <text:list-item>
          <text:p text:style-name="P7">Модуль дисплейний — <text:span text:style-name="T2">LCD1602;</text:span></text:p>
        </text:list-item>
        <text:list-item>
          <text:p text:style-name="P7">Тактова кнопка — 4 шт;</text:p>
        </text:list-item>
        <text:list-item>
          <text:p text:style-name="P7">Резистор підтягуючий 4к7 для датчиків температури — 1 шт;</text:p>
        </text:list-item>
        <text:list-item>
          <text:p text:style-name="P7">Резистор шунтуючий для кнопок навігації 2к — 4 шт;</text:p>
        </text:list-item>
        <text:list-item>
          <text:p text:style-name="P7">Резистор підстроювальний 47-100к для регулювання контрасту дисплея — 1 шт;</text:p>
        </text:list-item>
        <text:list-item>
          <text:p text:style-name="P7">Комплект роз'ємів папа-мама 5 виводів — 8шт;</text:p>
        </text:list-item>
        <text:list-item>
          <text:p text:style-name="P7">Блок живлення 5В 1А — 1 шт;</text:p>
        </text:list-item>
        <text:list-item>
          <text:p text:style-name="P7">Блок запобіжників трубчастих — 2 шт;</text:p>
        </text:list-item>
        <text:list-item>
          <text:p text:style-name="P7">Вимикач мережевий — 1 шт;</text:p>
        </text:list-item>
        <text:list-item>
          <text:p text:style-name="P7">Комплект дротів для підключення навантаження і внутрішньої комутації;</text:p>
        </text:list-item>
        <text:list-item>
          <text:p text:style-name="P7">Корпус достатніх розмірів — 1 шт.</text:p>
        </text:list-item>
      </text:list>
      <text:p text:style-name="P1"/>
      <text:p text:style-name="P1">Для організації роботи пристрою пропонується наступна схема підключень плати ардуіно і модулів.</text:p>
      <text:p text:style-name="P1"/>
      <text:p text:style-name="P1">Вивід користувацької інформації про температуру на дисплей. Для цього дисплей підключено в наступній схемі.</text:p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P2">Вивід <text:span text:style-name="T2">Arduino</text:span></text:p>
          </table:table-cell>
          <table:table-cell table:style-name="Таблица1.A1" office:value-type="string">
            <text:p text:style-name="P3">A2</text:p>
          </table:table-cell>
          <table:table-cell table:style-name="Таблица1.A1" office:value-type="string">
            <text:p text:style-name="P3">A1</text:p>
          </table:table-cell>
          <table:table-cell table:style-name="Таблица1.A1" office:value-type="string">
            <text:p text:style-name="P3">D2</text:p>
          </table:table-cell>
          <table:table-cell table:style-name="Таблица1.A1" office:value-type="string">
            <text:p text:style-name="P3">D3</text:p>
          </table:table-cell>
          <table:table-cell table:style-name="Таблица1.A1" office:value-type="string">
            <text:p text:style-name="P3">D4</text:p>
          </table:table-cell>
          <table:table-cell table:style-name="Таблица1.G1" office:value-type="string">
            <text:p text:style-name="P3">D5</text:p>
          </table:table-cell>
        </table:table-row>
        <table:table-row>
          <table:table-cell table:style-name="Таблица1.A2" office:value-type="string">
            <text:p text:style-name="P2">Вивід <text:span text:style-name="T2">LCD</text:span></text:p>
          </table:table-cell>
          <table:table-cell table:style-name="Таблица1.A2" office:value-type="string">
            <text:p text:style-name="P3">RS</text:p>
          </table:table-cell>
          <table:table-cell table:style-name="Таблица1.A2" office:value-type="string">
            <text:p text:style-name="P3">E</text:p>
          </table:table-cell>
          <table:table-cell table:style-name="Таблица1.A2" office:value-type="string">
            <text:p text:style-name="P3">DB4</text:p>
          </table:table-cell>
          <table:table-cell table:style-name="Таблица1.A2" office:value-type="string">
            <text:p text:style-name="P3">DB5</text:p>
          </table:table-cell>
          <table:table-cell table:style-name="Таблица1.A2" office:value-type="string">
            <text:p text:style-name="P3">DB6</text:p>
          </table:table-cell>
          <table:table-cell table:style-name="Таблица1.G2" office:value-type="string">
            <text:p text:style-name="P3">DB7</text:p>
          </table:table-cell>
        </table:table-row>
      </table:table>
      <text:p text:style-name="P1"/>
      <text:p text:style-name="P1">Контроль температури виконується по шині <text:span text:style-name="T2">OneWire, </text:span>який організовний на виводі <text:span text:style-name="T2">D6 </text:span>плати <text:span text:style-name="T2">Arduino.</text:span></text:p>
      <text:p text:style-name="P4"/>
      <text:p text:style-name="P1">Виконучий пристрій, 8 канальний блок реле, підключений до наступних виводів: <text:span text:style-name="T2">D7, D8, D9, D10, D1, D12, D13, A0.</text:span></text:p>
      <text:p text:style-name="P4"/>
      <text:p text:style-name="P1">Кнопка ресет виводиться для скидання мікроконтролера, і підключається до одного з доступних виводів.</text:p>
      <text:p text:style-name="P1"/>
      <text:p text:style-name="P1">Кнопки управління Вверх, вниз, Ентер, підключені до <text:span text:style-name="T2">A7.</text:span></text:p>
      <text:p text:style-name="P1">Кнопки Впрраво, Вліво підключені до порту А6.</text:p>
      <text:p text:style-name="P4"/>
      <text:p text:style-name="P1">Алгоритм роботи програми полягає, в послідовній перевірці поточної температури кожного датчика, адреси яких прописано в тіло програми. При значенні температи меншої ніж встановлено, включається підігрів відповідним реле. При досягнені температури, підігрів вимикає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45S</meta:editing-duration>
    <meta:editing-cycles>5</meta:editing-cycles>
    <meta:generator>OpenOffice/4.1.2$Win32 OpenOffice.org_project/412m3$Build-9782</meta:generator>
    <dc:date>2016-05-09T11:48:35.25</dc:date>
    <dc:creator>VInny Pooh</dc:creator>
    <meta:document-statistic meta:table-count="1" meta:image-count="0" meta:object-count="0" meta:page-count="1" meta:paragraph-count="38" meta:word-count="257" meta:character-count="1625"/>
    <meta:user-defined meta:name="Info 1"/>
    <meta:user-defined meta:name="Info 2"/>
    <meta:user-defined meta:name="Info 3"/>
    <meta:user-defined meta:name="Info 4"/>
  </office:meta>
</office:document-meta>
</file>